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Ejercicio hip-12</text:p>
          </table:table-cell>
          <table:table-cell table:number-columns-repeated="4"/>
        </table:table-row>
        <table:table-row table:style-name="ro1">
          <table:table-cell office:value-type="string">
            <text:p>Con vitamina C</text:p>
          </table:table-cell>
          <table:table-cell table:number-columns-repeated="2"/>
          <table:table-cell office:value-type="string">
            <text:p>Contraste de comparación de proporciones</text:p>
          </table:table-cell>
          <table:table-cell/>
        </table:table-row>
        <table:table-row table:style-name="ro1">
          <table:table-cell office:value-type="string">
            <text:p>Tamaño muestral 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Estadístico del contraste</text:p>
          </table:table-cell>
          <table:table-cell table:style-name="ce2" table:formula="of:=([.B5]-[.B10])/SQRT([.B5]*(1-[.B5])/[.B3]+[.B10]*(1-[.B10])/[.B8])" office:value-type="float" office:value="0.66765652120835">
            <text:p>0,6677</text:p>
          </table:table-cell>
        </table:table-row>
        <table:table-row table:style-name="ro1">
          <table:table-cell office:value-type="string">
            <text:p>Frecuencia absoluta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Riesgo alpha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Proporción muestral</text:p>
          </table:table-cell>
          <table:table-cell table:style-name="ce1" table:formula="of:=[.B4]/[.B3]" office:value-type="float" office:value="0.626666666666667">
            <text:p>0,6267</text:p>
          </table:table-cell>
          <table:table-cell/>
          <table:table-cell office:value-type="string">
            <text:p>Región rechazo menor</text:p>
          </table:table-cell>
          <table:table-cell table:style-name="ce2" table:formula="of:=LEGACY.NORMSINV([.E4]/2)" office:value-type="float" office:value="-1.95996398454005">
            <text:p>-1,9600</text:p>
          </table:table-cell>
        </table:table-row>
        <table:table-row table:style-name="ro1">
          <table:table-cell table:number-columns-repeated="3"/>
          <table:table-cell office:value-type="string">
            <text:p>Región rechazo mayor</text:p>
          </table:table-cell>
          <table:table-cell table:style-name="ce2" table:formula="of:=LEGACY.NORMSINV(1-[.E4]/2)" office:value-type="float" office:value="1.95996398454005">
            <text:p>1,9600</text:p>
          </table:table-cell>
        </table:table-row>
        <table:table-row table:style-name="ro1">
          <table:table-cell office:value-type="string">
            <text:p>Sin vitamina C</text:p>
          </table:table-cell>
          <table:table-cell table:number-columns-repeated="2"/>
          <table:table-cell office:value-type="string">
            <text:p>Decisión </text:p>
          </table:table-cell>
          <table:table-cell table:style-name="ce3" table:formula="of:=IF(OR([.E3]&lt;=[.E5];[.E3]&gt;=[.E6]);1;0)" office:value-type="float" office:value="0">
            <text:p>0</text:p>
          </table:table-cell>
        </table:table-row>
        <table:table-row table:style-name="ro1">
          <table:table-cell office:value-type="string">
            <text:p>Tamaño muestra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recuencia absoluta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Proporción muestral</text:p>
          </table:table-cell>
          <table:table-cell table:style-name="ce1" table:formula="of:=[.B9]/[.B8]" office:value-type="float" office:value="0.573333333333333">
            <text:p>0,5733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number-style style:name="N103">
      <number:number number:decimal-places="14" number:min-integer-digits="1"/>
    </number:number-style>
    <number:number-style style:name="N104">
      <number:number number:decimal-places="13" number:min-integer-digits="1"/>
    </number:number-style>
    <number:number-style style:name="N105">
      <number:number number:decimal-places="12"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8:07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0T17:54:10</meta:creation-date>
    <dc:date>2010-05-20T18:07:28</dc:date>
    <meta:editing-duration>PT00H10M22S</meta:editing-duration>
    <meta:editing-cycles>2</meta:editing-cycles>
    <meta:generator>OpenOffice.org/3.2$Linux OpenOffice.org_project/320m12$Build-9483</meta:generator>
    <meta:document-statistic meta:table-count="3" meta:cell-count="26" meta:object-count="0"/>
  </office:meta>
</office:document-meta>
</file>